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6pt" fo:language="en" fo:country="US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Linux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Hello, I am a pres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draw:frame presentation:style-name="pr1" draw:text-style-name="P2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3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0:59:08.718451111</meta:creation-date>
    <meta:editing-duration>PT46S</meta:editing-duration>
    <meta:editing-cycles>2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3-02T10:59:52.932335080</dc:date>
    <meta:document-statistic meta:object-count="79"/>
  </office:meta>
</office:document-meta>
</file>